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02bf06" officeooo:paragraph-rsid="0002bf06"/>
    </style:style>
    <style:style style:name="P2" style:family="paragraph" style:parent-style-name="Heading_20_3">
      <style:text-properties style:font-name="Arial"/>
    </style:style>
    <style:style style:name="P3" style:family="paragraph" style:parent-style-name="Standard">
      <style:text-properties style:font-name="Arial"/>
    </style:style>
    <style:style style:name="P4" style:family="paragraph" style:parent-style-name="Text_20_body" style:list-style-name="L1">
      <style:text-properties style:font-name="Arial"/>
    </style:style>
    <style:style style:name="P5" style:family="paragraph" style:parent-style-name="Text_20_body" style:list-style-name="L2">
      <style:text-properties style:font-name="Arial"/>
    </style:style>
    <style:style style:name="P6" style:family="paragraph" style:parent-style-name="Text_20_body" style:list-style-name="L3">
      <style:text-properties style:font-name="Arial"/>
    </style:style>
    <style:style style:name="P7" style:family="paragraph" style:parent-style-name="Text_20_body" style:list-style-name="L4">
      <style:text-properties style:font-name="Arial"/>
    </style:style>
    <style:style style:name="T1" style:family="text">
      <style:text-properties style:font-name="Ari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Caso: </text:span><text:span text:style-name="Strong_20_Emphasis"><text:span text:style-name="T1">COMPAS – Sesgo racial en el sistema de predicción delictiva en EE.UU.</text:span></text:span></text:h>
      <text:p text:style-name="Text_20_body"><text:span text:style-name="Strong_20_Emphasis"><text:span text:style-name="T1">Descripción:</text:span></text:span><text:span text:style-name="T1"><text:line-break/>COMPAS (Correctional Offender Management Profiling for Alternative Sanctions) es un sistema de IA utilizado en varios estados de EE.UU. para predecir la probabilidad de que un acusado reincida. Se usó como guía para decisiones judiciales, como conceder libertad condicional o establecer sentencias.</text:span></text:p>
      <text:p text:style-name="Text_20_body"><text:span text:style-name="Strong_20_Emphasis"><text:span text:style-name="T1">Fallo identificado:</text:span></text:span><text:span text:style-name="T1"><text:line-break/>En 2016, una investigación del medio </text:span><text:span text:style-name="Emphasis"><text:span text:style-name="T1">ProPublica</text:span></text:span><text:span text:style-name="T1"> reveló que COMPAS mostraba un sesgo racial: </text:span><text:span text:style-name="Strong_20_Emphasis"><text:span text:style-name="T1">los acusados afroamericanos eran el doble de propensos a ser clasificados erróneamente como de “alto riesgo”</text:span></text:span><text:span text:style-name="T1"> de reincidencia en comparación con los blancos, que a su vez eran más frecuentemente clasificados erróneamente como de “bajo riesgo”.</text:span></text:p>
      <text:p text:style-name="Text_20_body"><text:span text:style-name="Strong_20_Emphasis"><text:span text:style-name="T1">Consecuencias prácticas:</text:span></text:span></text:p>
      <text:list xml:id="list1700247834" text:style-name="L1">
        <text:list-item>
          <text:p text:style-name="P4">Personas negras recibieron sentencias más severas o se les negó la libertad condicional injustamente.</text:p>
        </text:list-item>
        <text:list-item>
          <text:p text:style-name="P4">La fiabilidad del sistema fue cuestionada, pero se siguió utilizando en muchos lugares.</text:p>
        </text:list-item>
        <text:list-item>
          <text:p text:style-name="P4">El caso provocó un fuerte debate sobre el uso de algoritmos en la justicia penal.</text:p>
        </text:list-item>
      </text:list>
      <text:h text:style-name="P2" text:outline-level="3"/>
      <text:h text:style-name="P2" text:outline-level="3">Análisis en grupo: consecuencias éticas, legales y sociales</text:h>
      <text:p text:style-name="Text_20_body"><text:span text:style-name="Strong_20_Emphasis"><text:span text:style-name="T1">ÉTICAS</text:span></text:span></text:p>
      <text:list xml:id="list829666535" text:style-name="L2">
        <text:list-item>
          <text:p text:style-name="P5">¿Es aceptable delegar decisiones judiciales a sistemas automatizados sin transparencia?</text:p>
        </text:list-item>
        <text:list-item>
          <text:p text:style-name="P5">¿Qué responsabilidad moral tienen los desarrolladores del sistema y las autoridades que lo utilizan?</text:p>
        </text:list-item>
      </text:list>
      <text:p text:style-name="Text_20_body"><text:span text:style-name="Strong_20_Emphasis"><text:span text:style-name="T1">LEGALES</text:span></text:span></text:p>
      <text:list xml:id="list2445832877" text:style-name="L3">
        <text:list-item>
          <text:p text:style-name="P6">¿Debería ser obligatorio que los algoritmos utilizados por el Estado sean auditables y explicables?</text:p>
        </text:list-item>
        <text:list-item>
          <text:p text:style-name="P6">¿Puede considerarse discriminación legal el uso de un sistema con sesgo racial?</text:p>
        </text:list-item>
      </text:list>
      <text:p text:style-name="Text_20_body"><text:span text:style-name="Strong_20_Emphasis"><text:span text:style-name="T1">SOCIALES</text:span></text:span></text:p>
      <text:list xml:id="list3646394170" text:style-name="L4">
        <text:list-item>
          <text:p text:style-name="P7">¿Cómo afecta a la confianza ciudadana en la justicia el uso de IA opaca?</text:p>
        </text:list-item>
        <text:list-item>
          <text:p text:style-name="P7">¿Reproduce y amplifica la IA desigualdades sociales ya existentes?</text:p>
        </text:list-item>
      </text:list>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02bf06" officeooo:paragraph-rsid="0002bf0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amuel Arteaga López<text:tab/><text:tab/>IA &amp; Big Dat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6T19:50:34.391000000</meta:creation-date>
    <dc:date>2025-05-16T19:51:50.586000000</dc:date>
    <meta:editing-duration>PT1M16S</meta:editing-duration>
    <meta:editing-cycles>1</meta:editing-cycles>
    <meta:document-statistic meta:table-count="0" meta:image-count="0" meta:object-count="0" meta:page-count="1" meta:paragraph-count="18" meta:word-count="251" meta:character-count="1660" meta:non-whitespace-character-count="1434"/>
    <meta:generator>LibreOffice/7.1.2.2$Windows_X86_64 LibreOffice_project/8a45595d069ef5570103caea1b71cc9d82b2aae4</meta:generator>
  </office:meta>
</office:document-meta>
</file>